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3.399cm" style:rel-column-width="13102*"/>
    </style:style>
    <style:style style:name="Table1.B" style:family="table-column">
      <style:table-column-properties style:column-width="3.401cm" style:rel-column-width="13109*"/>
    </style:style>
    <style:style style:name="Table1.D" style:family="table-column">
      <style:table-column-properties style:column-width="3.403cm" style:rel-column-width="13116*"/>
    </style:style>
    <style:style style:name="Table1.E" style:family="table-column">
      <style:table-column-properties style:column-width="3.399cm" style:rel-column-width="13106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.009cm" fo:margin-left="0cm" table:align="left"/>
    </style:style>
    <style:style style:name="Table2.A" style:family="table-column">
      <style:table-column-properties style:column-width="4.706cm"/>
    </style:style>
    <style:style style:name="Table2.B" style:family="table-column">
      <style:table-column-properties style:column-width="3.496cm"/>
    </style:style>
    <style:style style:name="Table2.C" style:family="table-column">
      <style:table-column-properties style:column-width="3.704cm"/>
    </style:style>
    <style:style style:name="Table2.D" style:family="table-column">
      <style:table-column-properties style:column-width="1.984cm"/>
    </style:style>
    <style:style style:name="Table2.E" style:family="table-column">
      <style:table-column-properties style:column-width="3.119cm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E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50c13" officeooo:paragraph-rsid="00050c13"/>
    </style:style>
    <style:style style:name="P2" style:family="paragraph" style:parent-style-name="Standard">
      <style:text-properties officeooo:rsid="0018a3db" officeooo:paragraph-rsid="0018a3db"/>
    </style:style>
    <style:style style:name="P3" style:family="paragraph" style:parent-style-name="Standard">
      <style:text-properties fo:color="#2b511a" officeooo:rsid="00965a6a" officeooo:paragraph-rsid="00965a6a" fo:background-color="transparent"/>
    </style:style>
    <style:style style:name="P4" style:family="paragraph" style:parent-style-name="Standard">
      <style:text-properties officeooo:rsid="00927b21" officeooo:paragraph-rsid="00927b21"/>
    </style:style>
    <style:style style:name="P5" style:family="paragraph" style:parent-style-name="Standard">
      <style:text-properties fo:font-size="16pt" fo:font-weight="bold" officeooo:rsid="0093e80e" officeooo:paragraph-rsid="0093e80e" style:font-size-asian="16pt" style:font-weight-asian="bold" style:font-size-complex="16pt" style:font-weight-complex="bold"/>
    </style:style>
    <style:style style:name="P6" style:family="paragraph" style:parent-style-name="Standard">
      <style:text-properties officeooo:rsid="000ec5a0" officeooo:paragraph-rsid="000ec5a0"/>
    </style:style>
    <style:style style:name="P7" style:family="paragraph" style:parent-style-name="Standard">
      <style:text-properties fo:color="#000000" fo:font-size="16pt" fo:font-weight="bold" officeooo:rsid="00a6b4ef" officeooo:paragraph-rsid="00a6b4ef" fo:background-color="transparent" style:font-size-asian="16pt" style:font-weight-asian="bold" style:font-size-complex="16pt" style:font-weight-complex="bold"/>
    </style:style>
    <style:style style:name="P8" style:family="paragraph" style:parent-style-name="Standard">
      <style:text-properties fo:color="#000000" fo:font-size="16pt" fo:font-style="normal" fo:font-weight="bold" officeooo:rsid="00a6b4ef" officeooo:paragraph-rsid="00d79d8e" fo:background-color="transparent" style:font-size-asian="16pt" style:font-style-asian="normal" style:font-weight-asian="bold" style:font-size-complex="16pt" style:font-style-complex="normal" style:font-weight-complex="bold"/>
    </style:style>
    <style:style style:name="P9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>
      <style:text-properties fo:font-style="italic" officeooo:rsid="00a85594" officeooo:paragraph-rsid="00a85594" style:font-style-asian="italic" style:font-style-complex="italic"/>
    </style:style>
    <style:style style:name="P11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12" style:family="paragraph" style:parent-style-name="Table_20_Contents">
      <style:text-properties fo:font-size="14pt" officeooo:rsid="00d99345" officeooo:paragraph-rsid="00dc2b16" style:font-size-asian="14pt" style:font-size-complex="14pt"/>
    </style:style>
    <style:style style:name="P13" style:family="paragraph" style:parent-style-name="Table_20_Contents">
      <style:text-properties fo:font-size="12pt" officeooo:rsid="00d99345" officeooo:paragraph-rsid="00d99345" style:font-size-asian="12pt" style:font-size-complex="12pt"/>
    </style:style>
    <style:style style:name="P14" style:family="paragraph" style:parent-style-name="Table_20_Contents">
      <style:text-properties fo:font-size="12pt" officeooo:rsid="00d99345" officeooo:paragraph-rsid="00db1df1" style:font-size-asian="12pt" style:font-size-complex="12pt"/>
    </style:style>
    <style:style style:name="P15" style:family="paragraph" style:parent-style-name="Table_20_Contents">
      <style:text-properties fo:font-size="12pt" officeooo:rsid="00db1df1" officeooo:paragraph-rsid="00db1df1" style:font-size-asian="12pt" style:font-size-complex="12pt"/>
    </style:style>
    <style:style style:name="P16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17" style:family="paragraph" style:parent-style-name="Table_20_Contents">
      <style:text-properties fo:font-size="12pt" officeooo:rsid="00dc2b16" officeooo:paragraph-rsid="00dc2b16" style:font-size-asian="12pt" style:font-size-complex="12pt"/>
    </style:style>
    <style:style style:name="P18" style:family="paragraph" style:parent-style-name="Table_20_Contents">
      <style:text-properties fo:font-size="12pt" officeooo:rsid="00dde174" officeooo:paragraph-rsid="00dde174" style:font-size-asian="12pt" style:font-size-complex="12pt"/>
    </style:style>
    <style:style style:name="P19" style:family="paragraph" style:parent-style-name="Table_20_Contents">
      <style:text-properties fo:font-size="12pt" officeooo:rsid="00e5d1a9" officeooo:paragraph-rsid="00e5d1a9" style:font-size-asian="12pt" style:font-size-complex="12pt"/>
    </style:style>
    <style:style style:name="P20" style:family="paragraph" style:parent-style-name="Table_20_Contents">
      <style:text-properties fo:font-size="12pt" officeooo:rsid="00df6d32" officeooo:paragraph-rsid="00df6d32" fo:background-color="#cccccc" style:font-size-asian="12pt" style:font-size-complex="12pt"/>
    </style:style>
    <style:style style:name="P21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22" style:family="paragraph" style:parent-style-name="Table_20_Contents">
      <style:text-properties fo:font-size="10pt" style:font-size-asian="10pt" style:font-size-complex="10pt"/>
    </style:style>
    <style:style style:name="P23" style:family="paragraph" style:parent-style-name="Table_20_Contents">
      <style:text-properties fo:font-size="10pt" officeooo:paragraph-rsid="00db1df1" style:font-size-asian="10pt" style:font-size-complex="10pt"/>
    </style:style>
    <style:style style:name="P24" style:family="paragraph" style:parent-style-name="Table_20_Contents">
      <style:text-properties fo:font-size="10pt" officeooo:paragraph-rsid="00e5d1a9" style:font-size-asian="10pt" style:font-size-complex="10pt"/>
    </style:style>
    <style:style style:name="P25" style:family="paragraph" style:parent-style-name="Standard" style:list-style-name="L1">
      <style:text-properties fo:color="#2b511a" officeooo:rsid="000d2db9" officeooo:paragraph-rsid="000d2db9" fo:background-color="transparent"/>
    </style:style>
    <style:style style:name="P26" style:family="paragraph" style:parent-style-name="Standard" style:list-style-name="L1">
      <style:text-properties fo:color="#2b511a" officeooo:rsid="009f81fd" officeooo:paragraph-rsid="009f81fd" fo:background-color="transparent"/>
    </style:style>
    <style:style style:name="P27" style:family="paragraph" style:parent-style-name="Standard" style:list-style-name="L1">
      <style:text-properties fo:color="#2b511a" officeooo:rsid="00a0ff80" officeooo:paragraph-rsid="00a2ff53" fo:background-color="transparent"/>
    </style:style>
    <style:style style:name="P28" style:family="paragraph" style:parent-style-name="Standard" style:list-style-name="L1">
      <style:text-properties fo:color="#2b511a" officeooo:rsid="009c1cd1" officeooo:paragraph-rsid="009c1cd1" fo:background-color="transparent"/>
    </style:style>
    <style:style style:name="P29" style:family="paragraph" style:parent-style-name="Standard" style:list-style-name="L1">
      <style:text-properties fo:color="#2b511a" officeooo:rsid="00a49535" officeooo:paragraph-rsid="00a49535" fo:background-color="transparent"/>
    </style:style>
    <style:style style:name="P30" style:family="paragraph" style:parent-style-name="Standard" style:list-style-name="L1">
      <style:text-properties fo:color="#2b511a" officeooo:rsid="00125b3f" officeooo:paragraph-rsid="00125b3f" fo:background-color="transparent"/>
    </style:style>
    <style:style style:name="P31" style:family="paragraph" style:parent-style-name="Standard" style:list-style-name="L2">
      <style:text-properties fo:color="#2b511a" officeooo:rsid="00965a6a" officeooo:paragraph-rsid="00965a6a" fo:background-color="transparent"/>
    </style:style>
    <style:style style:name="P32" style:family="paragraph" style:parent-style-name="Standard" style:list-style-name="L2">
      <style:text-properties fo:color="#2b511a" fo:font-weight="normal" officeooo:rsid="00179ad9" officeooo:paragraph-rsid="00a6b4ef" style:font-weight-asian="normal" style:font-weight-complex="normal"/>
    </style:style>
    <style:style style:name="P33" style:family="paragraph" style:parent-style-name="Standard" style:list-style-name="L2">
      <style:text-properties fo:color="#2b511a" fo:font-weight="normal" officeooo:rsid="00bc799f" officeooo:paragraph-rsid="00cdfac2" style:font-weight-asian="normal" style:font-weight-complex="normal"/>
    </style:style>
    <style:style style:name="P34" style:family="paragraph" style:parent-style-name="Standard" style:list-style-name="L2">
      <style:text-properties fo:color="#2b511a" fo:font-weight="normal" officeooo:rsid="00d0281c" officeooo:paragraph-rsid="00d0281c" style:font-weight-asian="normal" style:font-weight-complex="normal"/>
    </style:style>
    <style:style style:name="P35" style:family="paragraph" style:parent-style-name="Standard" style:list-style-name="L2">
      <style:text-properties fo:color="#2b511a" fo:font-weight="normal" officeooo:rsid="00c0c802" officeooo:paragraph-rsid="00ca3572" style:font-weight-asian="normal" style:font-weight-complex="normal"/>
    </style:style>
    <style:style style:name="P36" style:family="paragraph" style:parent-style-name="Standard" style:list-style-name="L2">
      <style:text-properties fo:color="#2b511a" fo:font-weight="normal" officeooo:rsid="00ad251c" officeooo:paragraph-rsid="00bc799f" style:font-weight-asian="normal" style:font-weight-complex="normal"/>
    </style:style>
    <style:style style:name="P37" style:family="paragraph" style:parent-style-name="Standard" style:list-style-name="L2">
      <style:text-properties fo:color="#2b511a" fo:font-weight="normal" officeooo:rsid="00b1db17" officeooo:paragraph-rsid="00b1db17" fo:background-color="transparent" style:font-weight-asian="normal" style:font-weight-complex="normal"/>
    </style:style>
    <style:style style:name="P38" style:family="paragraph" style:parent-style-name="Standard" style:list-style-name="L2">
      <style:text-properties fo:color="#2b511a" fo:font-weight="normal" officeooo:rsid="00b1db17" officeooo:paragraph-rsid="00b59cac" fo:background-color="transparent" style:font-weight-asian="normal" style:font-weight-complex="normal"/>
    </style:style>
    <style:style style:name="P39" style:family="paragraph" style:parent-style-name="Standard" style:list-style-name="L2">
      <style:text-properties fo:color="#2b511a" fo:font-weight="normal" officeooo:rsid="00b1db17" officeooo:paragraph-rsid="00b5ef85" fo:background-color="transparent" style:font-weight-asian="normal" style:font-weight-complex="normal"/>
    </style:style>
    <style:style style:name="P40" style:family="paragraph" style:parent-style-name="Standard" style:list-style-name="L2">
      <style:text-properties fo:color="#2b511a" fo:font-weight="normal" officeooo:rsid="00b6cd20" officeooo:paragraph-rsid="00b5ef85" fo:background-color="transparent" style:font-weight-asian="normal" style:font-weight-complex="normal"/>
    </style:style>
    <style:style style:name="P41" style:family="paragraph" style:parent-style-name="Standard" style:list-style-name="L2">
      <style:text-properties fo:color="#2b511a" fo:font-weight="normal" officeooo:rsid="00179ad9" officeooo:paragraph-rsid="00bb9860" fo:background-color="transparent" style:font-weight-asian="normal" style:font-weight-complex="normal"/>
    </style:style>
    <style:style style:name="P42" style:family="paragraph" style:parent-style-name="Standard" style:list-style-name="L2">
      <style:text-properties fo:color="#2b511a" fo:font-weight="normal" officeooo:rsid="00bf7abd" officeooo:paragraph-rsid="00bf7abd" fo:background-color="transparent" style:font-weight-asian="normal" style:font-weight-complex="normal"/>
    </style:style>
    <style:style style:name="P43" style:family="paragraph" style:parent-style-name="Standard" style:list-style-name="L2">
      <style:text-properties fo:color="#2b511a" fo:font-weight="normal" officeooo:rsid="00ad251c" officeooo:paragraph-rsid="00bc799f" fo:background-color="transparent" style:font-weight-asian="normal" style:font-weight-complex="normal"/>
    </style:style>
    <style:style style:name="P44" style:family="paragraph" style:parent-style-name="Standard" style:list-style-name="L2">
      <style:text-properties fo:color="#2b511a" fo:font-weight="normal" officeooo:rsid="00bee14a" officeooo:paragraph-rsid="00cc7209" fo:background-color="transparent" style:font-weight-asian="normal" style:font-weight-complex="normal"/>
    </style:style>
    <style:style style:name="P45" style:family="paragraph" style:parent-style-name="Standard" style:list-style-name="L2">
      <style:text-properties fo:color="#2b511a" fo:font-weight="normal" officeooo:rsid="00bc799f" officeooo:paragraph-rsid="00bc799f" fo:background-color="transparent" style:font-weight-asian="normal" style:font-weight-complex="normal"/>
    </style:style>
    <style:style style:name="P46" style:family="paragraph" style:parent-style-name="Standard" style:list-style-name="L2">
      <style:text-properties fo:color="#2b511a" officeooo:rsid="00a6b4ef" officeooo:paragraph-rsid="00a6b4ef"/>
    </style:style>
    <style:style style:name="P47" style:family="paragraph" style:parent-style-name="Standard" style:list-style-name="L2">
      <style:text-properties fo:color="#2b511a" officeooo:rsid="00a6b4ef" officeooo:paragraph-rsid="00d78dc8"/>
    </style:style>
    <style:style style:name="P48" style:family="paragraph" style:parent-style-name="Standard" style:list-style-name="L2">
      <style:text-properties officeooo:paragraph-rsid="00c7482f"/>
    </style:style>
    <style:style style:name="P49" style:family="paragraph" style:parent-style-name="Standard" style:list-style-name="L2">
      <style:text-properties officeooo:rsid="0096092e" officeooo:paragraph-rsid="00a6b4ef"/>
    </style:style>
    <style:style style:name="P50" style:family="paragraph" style:parent-style-name="Standard" style:list-style-name="L2">
      <style:text-properties officeooo:rsid="00c9508d" officeooo:paragraph-rsid="00c9508d"/>
    </style:style>
    <style:style style:name="P51" style:family="paragraph" style:parent-style-name="Standard" style:list-style-name="L2">
      <style:text-properties style:text-line-through-style="solid" style:text-line-through-type="single" officeooo:rsid="00179ad9" officeooo:paragraph-rsid="00179ad9"/>
    </style:style>
    <style:style style:name="P52" style:family="paragraph" style:parent-style-name="Standard" style:list-style-name="L2">
      <style:text-properties officeooo:rsid="00179ad9" officeooo:paragraph-rsid="0093e80e"/>
    </style:style>
    <style:style style:name="P53" style:family="paragraph" style:parent-style-name="Standard" style:list-style-name="L2">
      <style:text-properties officeooo:rsid="00a6b4ef" officeooo:paragraph-rsid="00d78dc8"/>
    </style:style>
    <style:style style:name="P54" style:family="paragraph" style:parent-style-name="Standard" style:list-style-name="L2">
      <style:text-properties officeooo:rsid="00a6b4ef" officeooo:paragraph-rsid="00c4ce09"/>
    </style:style>
    <style:style style:name="P55" style:family="paragraph" style:parent-style-name="Standard" style:list-style-name="L2">
      <style:text-properties officeooo:rsid="00a6b4ef" officeooo:paragraph-rsid="00c5ab5f"/>
    </style:style>
    <style:style style:name="P56" style:family="paragraph" style:parent-style-name="Standard" style:list-style-name="L2">
      <style:text-properties fo:font-style="italic" officeooo:rsid="00a6b4ef" officeooo:paragraph-rsid="00a6b4ef" style:font-style-asian="italic" style:font-style-complex="italic"/>
    </style:style>
    <style:style style:name="P57" style:family="paragraph" style:parent-style-name="Standard" style:list-style-name="L2">
      <style:text-properties fo:font-style="italic" officeooo:rsid="00a85594" officeooo:paragraph-rsid="00a85594" style:font-style-asian="italic" style:font-style-complex="italic"/>
    </style:style>
    <style:style style:name="P58" style:family="paragraph" style:parent-style-name="Standard"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59" style:family="paragraph" style:parent-style-name="Standard">
      <style:paragraph-properties fo:break-before="page"/>
      <style:text-properties fo:color="#000000" fo:font-size="16pt" fo:font-style="normal" fo:font-weight="bold" officeooo:rsid="00d99345" officeooo:paragraph-rsid="00d99345" fo:background-color="transparent" style:font-size-asian="16pt" style:font-style-asian="normal" style:font-weight-asian="bold" style:font-size-complex="16pt" style:font-style-complex="normal" style:font-weight-complex="bold"/>
    </style:style>
    <style:style style:name="P60" style:family="paragraph" style:parent-style-name="Table_20_Contents">
      <style:text-properties fo:font-size="14pt" officeooo:rsid="00d99345" officeooo:paragraph-rsid="00d99345" style:font-size-asian="14pt" style:font-size-complex="14pt"/>
    </style:style>
    <style:style style:name="P61" style:family="paragraph" style:parent-style-name="Table_20_Contents">
      <style:text-properties fo:font-size="14pt" officeooo:rsid="00d99345" officeooo:paragraph-rsid="00e6b6b6" style:font-size-asian="14pt" style:font-size-complex="14pt"/>
    </style:style>
    <style:style style:name="P62" style:family="paragraph" style:parent-style-name="Table_20_Contents">
      <style:text-properties fo:font-size="14pt" officeooo:rsid="00d99345" officeooo:paragraph-rsid="00e734a4" style:font-size-asian="14pt" style:font-size-complex="14pt"/>
    </style:style>
    <style:style style:name="P63" style:family="paragraph" style:parent-style-name="Table_20_Contents">
      <style:text-properties fo:font-size="14pt" officeooo:rsid="00e6b6b6" officeooo:paragraph-rsid="00e6b6b6" style:font-size-asian="14pt" style:font-size-complex="14pt"/>
    </style:style>
    <style:style style:name="P64" style:family="paragraph" style:parent-style-name="Table_20_Contents">
      <style:text-properties fo:font-size="11pt" officeooo:rsid="00d99345" officeooo:paragraph-rsid="00d99345" style:font-size-asian="11pt" style:font-size-complex="11pt"/>
    </style:style>
    <style:style style:name="P65" style:family="paragraph" style:parent-style-name="Table_20_Contents">
      <style:text-properties fo:color="#000000" fo:font-size="14pt" fo:font-style="normal" fo:font-weight="bold" officeooo:rsid="00d99345" officeooo:paragraph-rsid="00e6b6b6" fo:background-color="transparent" style:font-size-asian="14pt" style:font-style-asian="normal" style:font-weight-asian="bold" style:font-size-complex="14pt" style:font-style-complex="normal" style:font-weight-complex="bold"/>
    </style:style>
    <style:style style:name="P66" style:family="paragraph" style:parent-style-name="Table_20_Contents">
      <style:text-properties fo:font-size="10pt" officeooo:paragraph-rsid="00e6b6b6" style:font-size-asian="10pt" style:font-size-complex="10pt"/>
    </style:style>
    <style:style style:name="P67" style:family="paragraph" style:parent-style-name="Table_20_Contents">
      <style:text-properties fo:font-size="12pt" style:font-size-asian="12pt" style:font-size-complex="12pt"/>
    </style:style>
    <style:style style:name="P68" style:family="paragraph" style:parent-style-name="Table_20_Contents">
      <style:text-properties fo:font-size="12pt" officeooo:rsid="00e6b6b6" officeooo:paragraph-rsid="00e6b6b6" style:font-size-asian="12pt" style:font-size-complex="12pt"/>
    </style:style>
    <style:style style:name="P69" style:family="paragraph" style:parent-style-name="Table_20_Contents">
      <style:text-properties fo:font-size="12pt" officeooo:rsid="00e734a4" officeooo:paragraph-rsid="00e734a4" style:font-size-asian="12pt" style:font-size-complex="12pt"/>
    </style:style>
    <style:style style:name="P70" style:family="paragraph" style:parent-style-name="Table_20_Contents">
      <style:text-properties fo:font-size="12pt" officeooo:rsid="00db9d95" officeooo:paragraph-rsid="00db9d95" style:font-size-asian="12pt" style:font-size-complex="12pt"/>
    </style:style>
    <style:style style:name="P71" style:family="paragraph" style:parent-style-name="Table_20_Contents">
      <style:text-properties fo:font-size="12pt" officeooo:rsid="00d99345" officeooo:paragraph-rsid="00e734a4" style:font-size-asian="12pt" style:font-size-complex="12pt"/>
    </style:style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fo:font-weight="bold" officeooo:rsid="000ec5a0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93e80e" style:font-size-asian="16pt" style:font-weight-asian="bold" style:font-size-complex="16pt" style:font-weight-complex="bold"/>
    </style:style>
    <style:style style:name="T4" style:family="text">
      <style:text-properties officeooo:rsid="009335f8"/>
    </style:style>
    <style:style style:name="T5" style:family="text">
      <style:text-properties officeooo:rsid="0094a1f0"/>
    </style:style>
    <style:style style:name="T6" style:family="text">
      <style:text-properties officeooo:rsid="0094d20f"/>
    </style:style>
    <style:style style:name="T7" style:family="text">
      <style:text-properties officeooo:rsid="00983909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ad251c" fo:background-color="transparent" loext:char-shading-value="0"/>
    </style:style>
    <style:style style:name="T10" style:family="text">
      <style:text-properties officeooo:rsid="00c0d841" fo:background-color="transparent" loext:char-shading-value="0"/>
    </style:style>
    <style:style style:name="T11" style:family="text">
      <style:text-properties officeooo:rsid="00cdfac2" fo:background-color="transparent" loext:char-shading-value="0"/>
    </style:style>
    <style:style style:name="T12" style:family="text">
      <style:text-properties officeooo:rsid="00bee14a" fo:background-color="transparent" loext:char-shading-value="0"/>
    </style:style>
    <style:style style:name="T13" style:family="text">
      <style:text-properties officeooo:rsid="00bc799f" fo:background-color="transparent" loext:char-shading-value="0"/>
    </style:style>
    <style:style style:name="T14" style:family="text">
      <style:text-properties officeooo:rsid="00d3235b" fo:background-color="transparent" loext:char-shading-value="0"/>
    </style:style>
    <style:style style:name="T15" style:family="text">
      <style:text-properties fo:color="#2b511a" fo:background-color="transparent" loext:char-shading-value="0"/>
    </style:style>
    <style:style style:name="T16" style:family="text">
      <style:text-properties fo:color="#2b511a" fo:font-weight="normal" fo:background-color="transparent" loext:char-shading-value="0" style:font-weight-asian="normal" style:font-weight-complex="normal"/>
    </style:style>
    <style:style style:name="T17" style:family="text">
      <style:text-properties fo:color="#2b511a" fo:font-weight="normal" officeooo:rsid="00a82aef" fo:background-color="transparent" loext:char-shading-value="0" style:font-weight-asian="normal" style:font-weight-complex="normal"/>
    </style:style>
    <style:style style:name="T18" style:family="text">
      <style:text-properties fo:color="#2b511a" fo:font-weight="normal" officeooo:rsid="00ad251c" fo:background-color="transparent" loext:char-shading-value="0" style:font-weight-asian="normal" style:font-weight-complex="normal"/>
    </style:style>
    <style:style style:name="T19" style:family="text">
      <style:text-properties fo:color="#2b511a" fo:font-weight="normal" officeooo:rsid="00bc799f" fo:background-color="transparent" loext:char-shading-value="0" style:font-weight-asian="normal" style:font-weight-complex="normal"/>
    </style:style>
    <style:style style:name="T20" style:family="text">
      <style:text-properties style:text-line-through-style="solid" style:text-line-through-type="single"/>
    </style:style>
    <style:style style:name="T21" style:family="text">
      <style:text-properties officeooo:rsid="009de8de"/>
    </style:style>
    <style:style style:name="T22" style:family="text">
      <style:text-properties officeooo:rsid="009f81fd"/>
    </style:style>
    <style:style style:name="T23" style:family="text">
      <style:text-properties officeooo:rsid="00ad2675"/>
    </style:style>
    <style:style style:name="T24" style:family="text">
      <style:text-properties officeooo:rsid="00af8ac5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italic" officeooo:rsid="00bab592" style:font-style-asian="italic" style:font-style-complex="italic"/>
    </style:style>
    <style:style style:name="T27" style:family="text">
      <style:text-properties officeooo:rsid="00c2cb1b"/>
    </style:style>
    <style:style style:name="T28" style:family="text">
      <style:text-properties officeooo:rsid="00179ad9"/>
    </style:style>
    <style:style style:name="T29" style:family="text">
      <style:text-properties officeooo:rsid="00c7482f"/>
    </style:style>
    <style:style style:name="T30" style:family="text">
      <style:text-properties officeooo:rsid="00db1df1"/>
    </style:style>
    <style:style style:name="T31" style:family="text">
      <style:text-properties officeooo:rsid="00dc2b16"/>
    </style:style>
    <style:style style:name="T32" style:family="text">
      <style:text-properties officeooo:rsid="00dde174"/>
    </style:style>
    <style:style style:name="T33" style:family="text">
      <style:text-properties officeooo:rsid="00e5d1a9"/>
    </style:style>
    <style:style style:name="T34" style:family="text">
      <style:text-properties officeooo:rsid="00e6b6b6"/>
    </style:style>
    <style:style style:name="T35" style:family="text">
      <style:text-properties fo:font-size="11pt" style:font-size-asian="11pt" style:font-size-complex="11pt"/>
    </style:style>
    <style:style style:name="T36" style:family="text">
      <style:text-properties fo:font-size="11pt" officeooo:rsid="00e6b6b6" style:font-size-asian="11pt" style:font-size-complex="11pt"/>
    </style:style>
    <style:style style:name="T37" style:family="text">
      <style:text-properties fo:font-size="11pt" officeooo:rsid="00e734a4" style:font-size-asian="11pt" style:font-size-complex="11pt"/>
    </style:style>
    <style:style style:name="T38" style:family="text">
      <style:text-properties officeooo:rsid="00e734a4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2">L</text:span><text:span text:style-name="T1">ow level ideas</text:span></text:p>
      <text:list xml:id="list2666646227" text:style-name="L1">
        <text:list-item>
          <text:p text:style-name="P25">Don't crash into a base converted ship if I don't mind the opponent's base to avoid losing my ships unnecessarily</text:p>
          <text:list>
            <text:list-item>
              <text:p text:style-name="P26">Decide what converting ships I want to let convert peacefully</text:p>
            </text:list-item>
            <text:list-item>
              <text:p text:style-name="P27">Treat it as an existing base to avoid accidentally running into it!</text:p>
            </text:list-item>
            <text:list-item>
              <text:p text:style-name="P28">Handle boxed_in_attack_squares – <text:span text:style-name="T21">set all 5 to False in case we don’t want to attack the converting ship.</text:span></text:p>
            </text:list-item>
            <text:list-item>
              <text:p text:style-name="P28">Handle box in logic – abort attack <text:span text:style-name="T22">for boxed in squares</text:span></text:p>
            </text:list-item>
            <text:list-item>
              <text:p text:style-name="P28">Handle hoarding logic – don’t attack the convert square!</text:p>
            </text:list-item>
            <text:list-item>
              <text:p text:style-name="P29">Handle plan to actions logic – treat the newly converted base as an existing bad position</text:p>
            </text:list-item>
          </text:list>
        </text:list-item>
        <text:list-item>
          <text:p text:style-name="P30">Never ignore a zero halite ship <text:span text:style-name="T20">that is on a non zero halite square </text:span>and is boxed in by zero halite ships - assume it performs zero distance attacks. <text:span text:style-name="T4">Ignore it in the zero distance accounting!</text:span></text:p>
        </text:list-item>
      </text:list>
      <text:p text:style-name="P1"/>
      <text:p text:style-name="P6"><text:span text:style-name="T1">Str</text:span><text:span text:style-name="T3">ategic</text:span><text:span text:style-name="T1"> ideas</text:span></text:p>
      <text:list xml:id="list3528759344" text:style-name="L2">
        <text:list-item>
          <text:p text:style-name="P49"><text:span text:style-name="T16">Fix the base abandoning/</text:span><text:span text:style-name="T17">defense</text:span><text:span text:style-name="T16"> logic (</text:span><text:a xlink:type="simple" xlink:href="https://www.kaggle.com/c/halite/submissions?dialog=episodes-episode-2708786" text:style-name="Internet_20_link" text:visited-style-name="Visited_20_Internet_20_Link">see this episode</text:a><text:span text:style-name="T16">). </text:span><text:span text:style-name="T18">Bug: I was defending the wrong base.</text:span></text:p>
        </text:list-item>
        <text:list-item>
          <text:p text:style-name="P32"><text:span text:style-name="T9">D</text:span><text:span text:style-name="T8">efend &gt; 1 base</text:span></text:p>
        </text:list-item>
        <text:list-item>
          <text:p text:style-name="P37">Allow returning to an abandoned base if I can do so safely</text:p>
        </text:list-item>
        <text:list-item>
          <text:p text:style-name="P38">Don’t attack an opponent when it will likely get me killed afterwards (unless if I’m winning and attacking the number 2)</text:p>
        </text:list-item>
        <text:list-item>
          <text:p text:style-name="P39">Add the number of bases in the approximate scores</text:p>
        </text:list-item>
        <text:list-item>
          <text:p text:style-name="P40">Ignore the max ship schedule for now – set a very high schedule</text:p>
        </text:list-item>
        <text:list-item>
          <text:p text:style-name="P41">Reduce aggressive camping patience - once I am attacked I should be careful when camping <text:span text:style-name="T5">(except when winning). The real issue here was that camping scores were too high and bad directions are ignored for some camping stages – lowering the camping bonus scores addressed the underlying issue</text:span></text:p>
        </text:list-item>
        <text:list-item>
          <text:p text:style-name="P42">Don’t keep rebuilding bases after abandonment – stop at <text:span text:style-name="T27">3 non permanently camped not attacked positions</text:span></text:p>
        </text:list-item>
        <text:list-item>
          <text:p text:style-name="P43">Strategically create &gt; 1 base</text:p>
          <text:list>
            <text:list-item>
              <text:p text:style-name="P50"><text:span text:style-name="T19">A</text:span><text:span text:style-name="T16">void conflicts: mark convert ships as unavailable for subsequent actions</text:span></text:p>
            </text:list-item>
            <text:list-item>
              <text:p text:style-name="P33"><text:span text:style-name="T8">Smarter return on rescue missions – </text:span><text:span text:style-name="T10">return to the nearest active base </text:span><text:span text:style-name="T11">that is not permanently camped</text:span></text:p>
            </text:list-item>
            <text:list-item>
              <text:p text:style-name="P34"><text:span text:style-name="T13">S</text:span><text:span text:style-name="T8">core the best triangle points as a function of the enclosed and potential halite</text:span></text:p>
            </text:list-item>
            <text:list-item>
              <text:p text:style-name="P35"><text:span text:style-name="T12">A</text:span><text:span text:style-name="T13">ttack campers at strategic bases</text:span></text:p>
            </text:list-item>
            <text:list-item>
              <text:p text:style-name="P36"><text:span text:style-name="T13">Attack bases not only based on distance to the main base </text:span><text:span text:style-name="T12">but on distance to </text:span><text:span text:style-name="T14">any non abandoned </text:span><text:span text:style-name="T12">bases</text:span></text:p>
            </text:list-item>
            <text:list-item>
              <text:p text:style-name="P44">Review spawning strategy – where to spawn</text:p>
            </text:list-item>
            <text:list-item>
              <text:p text:style-name="P45">Smarter number of defenders per base</text:p>
            </text:list-item>
          </text:list>
        </text:list-item>
        <text:list-item>
          <text:p text:style-name="P51"><text:span text:style-name="T25">Abandon the main base and move the whole flock to a new region when the region around my main base is exhaustively mined and another region is not - that is a way to get around the farming strategy of the likes of Fei Wang. Only when there is sufficient time left in the episode! </text:span><text:span text:style-name="T26">Probably obsolete when strategically creating &gt; 1 base</text:span></text:p>
        </text:list-item>
      </text:list>
      <text:p text:style-name="P2"/>
      <text:p text:style-name="P5">Open <text:span text:style-name="T6">questions</text:span></text:p>
      <text:list xml:id="list200631311210999" text:continue-numbering="true" text:style-name="L2">
        <text:list-item>
          <text:p text:style-name="P52"><text:span text:style-name="T15">Why did I let my ship get attacked step 275: </text:span><text:a xlink:type="simple" xlink:href="https://www.kaggle.com/c/halite/submissions?dialog=episodes-episode-2644734" text:style-name="Internet_20_link" text:visited-style-name="Visited_20_Internet_20_Link">https://www.kaggle.com/c/halite/submissions?dialog=episodes-episode-2644734</text:a></text:p>
          <text:p text:style-name="P31">Explanation: equal halite ships and <text:span text:style-name="T7">a threat at D2 – resulted in incorrectly ignoring the threat at D1 (FIXED)</text:span></text:p>
        </text:list-item>
      </text:list>
      <text:p text:style-name="P3"/>
      <text:p text:style-name="P7"><text:span text:style-name="T23">Later t</text:span>his week development <text:span text:style-name="T23">ideas</text:span></text:p>
      <text:list xml:id="list200632762535114" text:continue-numbering="true" text:style-name="L2">
        <text:list-item>
          <text:p text:style-name="P46"><text:soft-page-break/>Strategically create &gt; 1 base</text:p>
        </text:list-item>
        <text:list-item>
          <text:p text:style-name="P47">Min return to base multiplier of 0.99 when returning to it is safe</text:p>
        </text:list-item>
        <text:list-item>
          <text:p text:style-name="P53">Cut off opponents from desired escape directions in pack hunting</text:p>
        </text:list-item>
        <text:list-item>
          <text:p text:style-name="P54">Try out farming Fei Wang strategy - Factor in the <text:span text:style-name="T28">boxed in halite of bases into the score</text:span></text:p>
        </text:list-item>
        <text:list-item>
          <text:p text:style-name="P55">Smarter rescue strategy (avoid aggressive attackers) <text:span text:style-name="T24">(also: more aggressive attacking in predictable opponent behavior: loops and rescue).</text:span></text:p>
          <text:p text:style-name="P48"><text:span text:style-name="T24">Maybe learn to take the place of an attacker if they can safely attack my ship – see </text:span><text:a xlink:type="simple" xlink:href="https://www.kaggle.com/c/halite/submissions?dialog=episodes-episode-2837714" text:style-name="Internet_20_link" text:visited-style-name="Visited_20_Internet_20_Link">https://www.kaggle.com/c/halite/submissions?dialog=episodes-episode-2837714</text:a> <text:span text:style-name="T29">step 207.</text:span></text:p>
        </text:list-item>
        <text:list-item>
          <text:p text:style-name="P56">Better coordination in pack hunting (less solo ships)</text:p>
        </text:list-item>
        <text:list-item>
          <text:p text:style-name="P57">Box in pack hunting</text:p>
        </text:list-item>
      </text:list>
      <text:p text:style-name="P10"/>
      <text:p text:style-name="P8"><text:span text:style-name="T23">Later t</text:span>his week development <text:span text:style-name="T23">ideas</text:span></text:p>
      <text:p text:style-name="P8"/>
      <text:p text:style-name="P9">Final submissions</text:p>
      <text:p text:style-name="P9"/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D"/>
        <table:table-column table:style-name="Table1.E"/>
        <table:table-row>
          <table:table-cell table:style-name="Table1.A1" office:value-type="string">
            <text:p text:style-name="P11">Submission name</text:p>
          </table:table-cell>
          <table:table-cell table:style-name="Table1.A1" office:value-type="string">
            <text:p text:style-name="P11">Camping strategy</text:p>
            <text:p text:style-name="P21">start_camp_if_not_winning</text:p>
          </table:table-cell>
          <table:table-cell table:style-name="Table1.A1" office:value-type="string">
            <text:p text:style-name="P11">Base strategy</text:p>
            <text:p text:style-name="P21">(triangle, independent, influence, potential)</text:p>
          </table:table-cell>
          <table:table-cell table:style-name="Table1.A1" office:value-type="string">
            <text:p text:style-name="P11">Standard ships early hunting</text:p>
          </table:table-cell>
          <table:table-cell table:style-name="Table1.E1" office:value-type="string">
            <text:p text:style-name="P12">Standard ships <text:span text:style-name="T31">late</text:span> hunting</text:p>
          </table:table-cell>
        </table:table-row>
        <table:table-row>
          <table:table-cell table:style-name="Table1.A2" office:value-type="string">
            <text:p text:style-name="P22">Rule actions v3 optimum 1 additional rules 18 influence base</text:p>
          </table:table-cell>
          <table:table-cell table:style-name="Table1.A2" office:value-type="string">
            <text:p text:style-name="P16">1</text:p>
          </table:table-cell>
          <table:table-cell table:style-name="Table1.A2" office:value-type="string">
            <text:p text:style-name="P16">(0, 8, 2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18 triangle base</text:p>
          </table:table-cell>
          <table:table-cell table:style-name="Table1.A2" office:value-type="string">
            <text:p text:style-name="P16">1</text:p>
            <text:p text:style-name="P16"/>
          </table:table-cell>
          <table:table-cell table:style-name="Table1.A2" office:value-type="string">
            <text:p text:style-name="P16">(20, 8, 1, 15)</text:p>
          </table:table-cell>
          <table:table-cell table:style-name="Table1.A2" office:value-type="string">
            <text:p text:style-name="P16">10</text:p>
          </table:table-cell>
          <table:table-cell table:style-name="Table1.E2" office:value-type="string">
            <text:p text:style-name="P17">10</text:p>
          </table:table-cell>
        </table:table-row>
        <table:table-row>
          <table:table-cell table:style-name="Table1.A2" office:value-type="string">
            <text:p text:style-name="P22">Rule actions v3 optimum 1 additional rules 23.py</text:p>
          </table:table-cell>
          <table:table-cell table:style-name="Table1.A2" office:value-type="string">
            <text:p text:style-name="P13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3">5</text:p>
          </table:table-cell>
          <table:table-cell table:style-name="Table1.E2" office:value-type="string">
            <text:p text:style-name="P20">10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2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3</text:span>.py</text:p>
          </table:table-cell>
          <table:table-cell table:style-name="Table1.A2" office:value-type="string">
            <text:p text:style-name="P15">0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  <table:table-row>
          <table:table-cell table:style-name="Table1.A2" office:value-type="string">
            <text:p text:style-name="P23">Rule actions v3 optimum 1 additional rules 23 - <text:span text:style-name="T30">4</text:span>.py</text:p>
          </table:table-cell>
          <table:table-cell table:style-name="Table1.A2" office:value-type="string">
            <text:p text:style-name="P15">1</text:p>
          </table:table-cell>
          <table:table-cell table:style-name="Table1.A2" office:value-type="string">
            <text:p text:style-name="P14">(0, 8, 2, <text:span text:style-name="T30">15)</text:span></text:p>
          </table:table-cell>
          <table:table-cell table:style-name="Table1.A2" office:value-type="string">
            <text:p text:style-name="P15">5</text:p>
          </table:table-cell>
          <table:table-cell table:style-name="Table1.E2" office:value-type="string">
            <text:p text:style-name="P17">15</text:p>
          </table:table-cell>
        </table:table-row>
        <table:table-row>
          <table:table-cell table:style-name="Table1.A2" office:value-type="string">
            <text:p text:style-name="P24">Rule actions v3 optimum 1 additional rules 2<text:span text:style-name="T33">6</text:span>.py</text:p>
          </table:table-cell>
          <table:table-cell table:style-name="Table1.A2" office:value-type="string">
            <text:p text:style-name="P19">0</text:p>
          </table:table-cell>
          <table:table-cell table:style-name="Table1.A2" office:value-type="string">
            <text:p text:style-name="P13">(3, 0.5, 1, 10)</text:p>
          </table:table-cell>
          <table:table-cell table:style-name="Table1.A2" office:value-type="string">
            <text:p text:style-name="P18">5</text:p>
          </table:table-cell>
          <table:table-cell table:style-name="Table1.E2" office:value-type="string">
            <text:p text:style-name="P17">1<text:span text:style-name="T32">5</text:span></text:p>
          </table:table-cell>
        </table:table-row>
      </table:table>
      <text:p text:style-name="P9"/>
      <text:p text:style-name="P59"><text:span text:style-name="T34">Submissions Sep 14: </text:span>Rule actions v3 optimum 1 additional rules 27</text:p>
      <text:p text:style-name="P65">Camping strategy: <text:span text:style-name="T35">start_camp_if_not_winning </text:span><text:span text:style-name="T36">False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office:value-type="string">
            <text:p text:style-name="P11">Submission name</text:p>
          </table:table-cell>
          <table:table-cell table:style-name="Table2.A1" office:value-type="string">
            <text:p text:style-name="P61"><text:span text:style-name="T34">Collect n step risk</text:span></text:p>
            <text:p text:style-name="P62"><text:span text:style-name="T37">(late hunting, after hunting)</text:span></text:p>
          </table:table-cell>
          <table:table-cell table:style-name="Table2.A1" office:value-type="string">
            <text:p text:style-name="P11">Base strategy</text:p>
            <text:p text:style-name="P21">(triangle, independent, influence, potential)</text:p>
          </table:table-cell>
          <table:table-cell table:style-name="Table2.A1" office:value-type="string">
            <text:p text:style-name="P63">Strategic base distance</text:p>
          </table:table-cell>
          <table:table-cell table:style-name="Table2.E1" office:value-type="string">
            <text:p text:style-name="P11">Standard ships <text:span text:style-name="T37">(</text:span><text:span text:style-name="T35">early </text:span><text:span text:style-name="T37">hunting, </text:span><text:span text:style-name="T36">late</text:span><text:span text:style-name="T35"> hunting</text:span><text:span text:style-name="T37">)</text:span></text:p>
          </table:table-cell>
        </table:table-row>
        <table:table-row>
          <table:table-cell table:style-name="Table2.A2" office:value-type="string">
            <text:p text:style-name="P66">Rule actions v3 optimum 1 additional rules 2<text:span text:style-name="T34">7 - 1</text:span>.py</text:p>
          </table:table-cell>
          <table:table-cell table:style-name="Table2.A2" office:value-type="string">
            <text:p text:style-name="P69">(0.5, 0.5)</text:p>
          </table:table-cell>
          <table:table-cell table:style-name="Table2.A2" office:value-type="string">
            <text:p text:style-name="P16">(20, 8, 1, 15)</text:p>
          </table:table-cell>
          <table:table-cell table:style-name="Table2.A2" office:value-type="string">
            <text:p text:style-name="P68">7</text:p>
          </table:table-cell>
          <table:table-cell table:style-name="Table2.E2" office:value-type="string">
            <text:p text:style-name="P69">(5, 15)</text:p>
          </table:table-cell>
        </table:table-row>
        <table:table-row>
          <table:table-cell table:style-name="Table2.A2" office:value-type="string">
            <text:p text:style-name="P66">Rule actions v3 optimum 1 additional rules 2<text:span text:style-name="T34">7 - 2</text:span>.py</text:p>
          </table:table-cell>
          <table:table-cell table:style-name="Table2.A2" office:value-type="string">
            <text:p text:style-name="P69">(0.3, 0.4)</text:p>
          </table:table-cell>
          <table:table-cell table:style-name="Table2.A2" office:value-type="string">
            <text:p text:style-name="P71">(0, 8, 2, <text:span text:style-name="T30">15)</text:span></text:p>
          </table:table-cell>
          <table:table-cell table:style-name="Table2.A2" office:value-type="string">
            <text:p text:style-name="P68">7</text:p>
          </table:table-cell>
          <table:table-cell table:style-name="Table2.E2" office:value-type="string">
            <text:p text:style-name="P69">(2, 15)</text:p>
          </table:table-cell>
        </table:table-row>
        <table:table-row>
          <table:table-cell table:style-name="Table2.A2" office:value-type="string">
            <text:p text:style-name="P66">Rule actions v3 optimum 1 additional rules 2<text:span text:style-name="T34">7 - 3</text:span>.py</text:p>
          </table:table-cell>
          <table:table-cell table:style-name="Table2.A2" office:value-type="string">
            <text:p text:style-name="P69">(0.2, 0.2)</text:p>
          </table:table-cell>
          <table:table-cell table:style-name="Table2.A2" office:value-type="string">
            <text:p text:style-name="P71">(3, 0.5, 1, 10)</text:p>
          </table:table-cell>
          <table:table-cell table:style-name="Table2.A2" office:value-type="string">
            <text:p text:style-name="P68">8</text:p>
          </table:table-cell>
          <table:table-cell table:style-name="Table2.E2" office:value-type="string">
            <text:p text:style-name="P69">(5, 20)</text:p>
          </table:table-cell>
        </table:table-row>
        <table:table-row>
          <table:table-cell table:style-name="Table2.A2" office:value-type="string">
            <text:p text:style-name="P66">Rule actions v3 optimum 1 additional rules 2<text:span text:style-name="T34">7 - 4</text:span>.py</text:p>
          </table:table-cell>
          <table:table-cell table:style-name="Table2.A2" office:value-type="string">
            <text:p text:style-name="P69">(0.2, 0.5)</text:p>
          </table:table-cell>
          <table:table-cell table:style-name="Table2.A2" office:value-type="string">
            <text:p text:style-name="P16">(20, 8, 1, 15)</text:p>
          </table:table-cell>
          <table:table-cell table:style-name="Table2.A2" office:value-type="string">
            <text:p text:style-name="P68">8</text:p>
          </table:table-cell>
          <table:table-cell table:style-name="Table2.E2" office:value-type="string">
            <text:p text:style-name="P69">(2, 20)</text:p>
          </table:table-cell>
        </table:table-row>
      </table:table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9T10:10:36.729731629</meta:creation-date>
    <meta:generator>LibreOffice/6.0.7.3$Linux_X86_64 LibreOffice_project/00m0$Build-3</meta:generator>
    <dc:date>2020-09-14T19:49:57.830857540</dc:date>
    <meta:editing-duration>P26DT10H49M9S</meta:editing-duration>
    <meta:editing-cycles>151</meta:editing-cycles>
    <meta:document-statistic meta:table-count="2" meta:image-count="0" meta:object-count="0" meta:page-count="3" meta:paragraph-count="112" meta:word-count="835" meta:character-count="4681" meta:non-whitespace-character-count="3982"/>
  </office:meta>
</office:document-meta>
</file>